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marker-end="Arrow" draw:marker-end-width="0.3cm" draw:fill="solid" draw:fill-color="#c0c0c0" draw:textarea-horizontal-align="center" draw:textarea-vertical-align="middle"/>
    </style:style>
    <style:style style:name="gr2" style:family="graphic" style:parent-style-name="standard">
      <style:graphic-properties draw:fill="solid" draw:fill-color="#c0c0c0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="solid" draw:fill-color="#ffffcc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none" svg:stroke-color="#000000" draw:fill="none" draw:fill-color="#ffffff" fo:min-height="0.65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2cm" fo:min-width="2.485cm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size="12pt"/>
    </style:style>
    <style:style style:name="P4" style:family="paragraph">
      <style:paragraph-properties fo:text-align="center"/>
      <style:text-properties fo:font-size="12pt"/>
    </style:style>
    <style:style style:name="P5" style:family="paragraph">
      <style:paragraph-properties fo:margin-left="0cm" fo:margin-right="0cm" fo:text-indent="0cm"/>
      <style:text-properties fo:font-size="12pt" fo:font-weight="bold"/>
    </style:style>
    <style:style style:name="P6" style:family="paragraph">
      <style:paragraph-properties fo:margin-left="0cm" fo:margin-right="0cm" fo:text-indent="0cm"/>
    </style:style>
    <style:style style:name="P7" style:family="paragraph">
      <style:text-properties fo:color="#ff0000" fo:font-size="12pt" fo:font-weight="bold" style:font-size-asian="18pt" style:font-size-complex="18pt"/>
    </style:style>
    <style:style style:name="P8" style:family="paragraph">
      <style:text-properties fo:color="#ff0000" fo:font-size="24pt" fo:font-weight="bold" style:font-size-asian="18pt" style:font-size-complex="18pt"/>
    </style:style>
    <style:style style:name="P9" style:family="paragraph">
      <style:paragraph-properties fo:margin-left="0cm" fo:margin-right="0cm" fo:text-indent="0cm"/>
      <style:text-properties fo:color="#008000" fo:font-size="24pt" fo:font-weight="bold" style:font-size-asian="18pt" style:font-size-complex="18pt"/>
    </style:style>
    <style:style style:name="P10" style:family="paragraph">
      <style:text-properties fo:color="#008000" fo:font-size="12pt" fo:font-weight="bold" style:font-size-asian="18pt" style:font-size-complex="18pt"/>
    </style:style>
    <style:style style:name="P11" style:family="paragraph">
      <style:text-properties fo:color="#008000" fo:font-size="24pt" fo:font-weight="bold" style:font-size-asian="18pt" style:font-size-complex="18pt"/>
    </style:style>
    <style:style style:name="T1" style:family="text">
      <style:text-properties fo:font-size="12pt"/>
    </style:style>
    <style:style style:name="T2" style:family="text">
      <style:text-properties fo:font-size="12pt" fo:font-weight="bold"/>
    </style:style>
    <style:style style:name="T3" style:family="text">
      <style:text-properties fo:color="#ff0000" fo:font-size="12pt" fo:font-weight="bold" style:font-size-asian="18pt" style:font-size-complex="18pt"/>
    </style:style>
    <style:style style:name="T4" style:family="text">
      <style:text-properties fo:color="#ff0000" fo:font-size="24pt" fo:font-weight="bold" style:font-size-asian="18pt" style:font-size-complex="18pt"/>
    </style:style>
    <style:style style:name="T5" style:family="text">
      <style:text-properties fo:color="#008000" fo:font-size="24pt" fo:font-weight="bold" style:font-size-asian="18pt" style:font-size-complex="18pt"/>
    </style:style>
    <style:style style:name="T6" style:family="text">
      <style:text-properties fo:color="#008000" fo:font-size="12pt" fo:font-weight="bold" style:font-size-asian="18pt" style:font-size-complex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onnector draw:style-name="gr1" draw:text-style-name="P1" draw:layer="layout" draw:type="curve" svg:x1="3.568cm" svg:y1="4.541cm" svg:x2="4.982cm" svg:y2="7.402cm" draw:start-shape="id1" draw:start-glue-point="7" draw:end-shape="id2" draw:end-glue-point="4">
          <text:p text:style-name="P6"/>
        </draw:connector>
        <draw:custom-shape draw:style-name="gr2" draw:text-style-name="P1" draw:layer="layout" svg:width="6.936cm" svg:height="5.263cm" svg:x="9.202cm" svg:y="22.419cm">
          <text:p text:style-name="P6"/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12.943cm" svg:y1="5.81cm" svg:x2="13.067cm" svg:y2="7.678cm" draw:start-shape="id3" draw:start-glue-point="6" draw:end-shape="id4" draw:end-glue-point="4">
          <text:p text:style-name="P6"/>
        </draw:connector>
        <draw:connector draw:style-name="gr1" draw:text-style-name="P1" draw:layer="layout" draw:type="line" svg:x1="4.982cm" svg:y1="8.939cm" svg:x2="5.166cm" svg:y2="26.173cm" draw:start-shape="id2" draw:start-glue-point="6" draw:end-shape="id5" draw:end-glue-point="4">
          <text:p text:style-name="P6"/>
        </draw:connector>
        <draw:custom-shape draw:style-name="gr3" draw:text-style-name="P3" draw:id="id1" draw:layer="layout" svg:width="7.08cm" svg:height="1.18cm" svg:x="0.75cm" svg:y="3.361cm">
          <text:p text:style-name="P2"><text:span text:style-name="T1">drupal_get_form()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" draw:text-style-name="P3" draw:id="id8" draw:layer="layout" svg:width="6.829cm" svg:height="1.18cm" svg:x="2.395cm" svg:y="5.114cm">
          <text:p text:style-name="P2"><text:span text:style-name="T1">drupal_execute()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4" draw:text-style-name="P4" draw:id="id2" draw:layer="layout" svg:width="6.615cm" svg:height="1.537cm" svg:x="1.675cm" svg:y="7.402cm">
          <text:p text:style-name="P2"><text:span text:style-name="T1">drupal_retrieve_form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4" draw:layer="layout" svg:width="6.615cm" svg:height="1.537cm" svg:x="1.675cm" svg:y="11.157cm">
          <text:p text:style-name="P2"><text:span text:style-name="T1">drupal_process_form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4" draw:layer="layout" svg:width="6.615cm" svg:height="1.537cm" svg:x="1.675cm" svg:y="13.015cm">
          <text:p text:style-name="P2"><text:span text:style-name="T1">drupal_prepare_form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3" draw:layer="layout" svg:width="6.615cm" svg:height="1.537cm" svg:x="1.675cm" svg:y="14.839cm">
          <text:p text:style-name="P2"><text:span text:style-name="T1">hook_form_alter()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4" draw:text-style-name="P3" draw:layer="layout" svg:width="6.615cm" svg:height="1.537cm" svg:x="1.675cm" svg:y="16.628cm">
          <text:p text:style-name="P2"><text:span text:style-name="T1">drupal_form_builder(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3" draw:layer="layout" svg:width="6.615cm" svg:height="1.537cm" svg:x="1.675cm" svg:y="20.276cm">
          <text:p text:style-name="P2"><text:span text:style-name="T1">#process callback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4" draw:layer="layout" svg:width="6.615cm" svg:height="1.537cm" svg:x="1.675cm" svg:y="22.102cm">
          <text:p text:style-name="P2"><text:span text:style-name="T1">form_set_value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3" draw:layer="layout" svg:width="6.615cm" svg:height="1.537cm" svg:x="1.675cm" svg:y="24.03cm">
          <text:p text:style-name="P2"><text:span text:style-name="T1">#afterbuild callback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3" draw:id="id7" draw:layer="layout" svg:width="6.615cm" svg:height="1.537cm" svg:x="14.653cm" svg:y="16.66cm">
          <text:p text:style-name="P2"><text:span text:style-name="T1">drupal_render_form(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3" draw:id="id6" draw:layer="layout" svg:width="5.614cm" svg:height="2.385cm" svg:x="10.136cm" svg:y="1.392cm">
          <text:p text:style-name="P2"><text:span text:style-name="T1">Posted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" draw:text-style-name="P3" draw:id="id3" draw:layer="layout" svg:width="6.615cm" svg:height="1.537cm" svg:x="9.636cm" svg:y="4.273cm">
          <text:p text:style-name="P2"><text:span text:style-name="T1">#validate callback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4" draw:id="id4" draw:layer="layout" svg:width="5.5cm" svg:height="2cm" svg:x="10.318cm" svg:y="7.678cm">
          <text:p text:style-name="P2"><text:span text:style-name="T1">Valid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" draw:text-style-name="P3" draw:id="id10" draw:layer="layout" svg:width="5.5cm" svg:height="1.537cm" svg:x="10.318cm" svg:y="10.178cm">
          <text:p text:style-name="P2"><text:span text:style-name="T1">#submit callback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3" draw:layer="layout" svg:width="6.615cm" svg:height="1.537cm" svg:x="1.675cm" svg:y="18.419cm">
          <text:p text:style-name="P2"><text:span text:style-name="T1">hook_value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" draw:text-style-name="P1" draw:layer="layout" draw:type="curve" svg:x1="15.75cm" svg:y1="2.584cm" svg:x2="17.96cm" svg:y2="16.66cm" draw:start-shape="id6" draw:start-glue-point="7" draw:end-shape="id7">
          <text:p text:style-name="P6"/>
        </draw:connector>
        <draw:connector draw:style-name="gr1" draw:text-style-name="P1" draw:layer="layout" draw:type="curve" svg:x1="15.818cm" svg:y1="8.677cm" svg:x2="17.96cm" svg:y2="16.66cm" draw:start-shape="id4" draw:start-glue-point="7" draw:end-shape="id7" draw:end-glue-point="4">
          <text:p text:style-name="P6"/>
        </draw:connector>
        <draw:connector draw:style-name="gr1" draw:text-style-name="P1" draw:layer="layout" draw:type="curve" svg:x1="5.809cm" svg:y1="6.294cm" svg:x2="4.982cm" svg:y2="7.402cm" draw:start-shape="id8" draw:start-glue-point="8" draw:end-shape="id2" draw:end-glue-point="4">
          <text:p text:style-name="P6"/>
        </draw:connector>
        <draw:frame draw:style-name="gr5" draw:text-style-name="P5" draw:layer="layout" svg:width="1.855cm" svg:height="0.903cm" svg:x="10.613cm" svg:y="9.6cm">
          <draw:text-box>
            <text:p text:style-name="P2"><text:span text:style-name="T2">yes</text:span></text:p>
          </draw:text-box>
        </draw:frame>
        <draw:frame draw:style-name="gr5" draw:text-style-name="P5" draw:layer="layout" svg:width="1.855cm" svg:height="0.903cm" svg:x="10.659cm" svg:y="3.37cm">
          <draw:text-box>
            <text:p text:style-name="P2"><text:span text:style-name="T2">yes</text:span></text:p>
          </draw:text-box>
        </draw:frame>
        <draw:frame draw:style-name="gr5" draw:text-style-name="P5" draw:layer="layout" svg:width="1.855cm" svg:height="0.903cm" svg:x="14.995cm" svg:y="1.681cm">
          <draw:text-box>
            <text:p text:style-name="P2"><text:span text:style-name="T2">no</text:span></text:p>
          </draw:text-box>
        </draw:frame>
        <draw:frame draw:style-name="gr5" draw:text-style-name="P5" draw:layer="layout" svg:width="1.855cm" svg:height="0.903cm" svg:x="15.318cm" svg:y="8.296cm">
          <draw:text-box>
            <text:p text:style-name="P2"><text:span text:style-name="T2">no</text:span></text:p>
          </draw:text-box>
        </draw:frame>
        <draw:connector draw:style-name="gr1" draw:text-style-name="P1" draw:layer="layout" draw:type="line" svg:x1="17.96cm" svg:y1="18.197cm" svg:x2="17.959cm" svg:y2="24.24cm" draw:start-shape="id7" draw:start-glue-point="6" draw:end-shape="id9" draw:end-glue-point="4">
          <text:p text:style-name="P6"/>
        </draw:connector>
        <draw:custom-shape draw:style-name="gr3" draw:text-style-name="P3" draw:layer="layout" svg:width="6.615cm" svg:height="1.537cm" svg:x="14.725cm" svg:y="20.278cm">
          <text:p text:style-name="P2"><text:span text:style-name="T1">#theme callback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3" draw:layer="layout" svg:width="6.615cm" svg:height="1.537cm" svg:x="9.672cm" svg:y="6.033cm">
          <text:p text:style-name="P2"><text:span text:style-name="T1">hook_nodeapi( validate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3" draw:id="id11" draw:layer="layout" svg:width="5.5cm" svg:height="1.5cm" svg:x="10.318cm" svg:y="12.178cm">
          <text:p text:style-name="P2"><text:span text:style-name="T1">hook_nodeapi( submit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6" draw:text-style-name="P7" draw:layer="layout" svg:width="4.253cm" svg:height="0.738cm" svg:x="11.188cm" svg:y="24.618cm">
          <draw:text-box>
            <text:p text:style-name="P6"><text:span text:style-name="T3">Gone in Drupal 6.x</text:span></text:p>
          </draw:text-box>
        </draw:frame>
        <draw:frame draw:style-name="gr6" draw:text-style-name="P8" draw:layer="layout" svg:width="1.442cm" svg:height="1.216cm" svg:x="9.778cm" svg:y="24.368cm">
          <draw:text-box>
            <text:p text:style-name="P6"><text:span text:style-name="T4">6x</text:span></text:p>
          </draw:text-box>
        </draw:frame>
        <draw:custom-shape draw:style-name="gr3" draw:text-style-name="P3" draw:layer="layout" svg:width="6.615cm" svg:height="1.537cm" svg:x="9.506cm" svg:y="25.542cm">
          <text:p text:style-name="P2"><text:span text:style-name="T1">Opportunities for interventio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6" draw:layer="layout" svg:width="2.61cm" svg:height="0.963cm" svg:x="11.508cm" svg:y="22.715cm">
          <draw:text-box>
            <text:p text:style-name="P6">Legend</text:p>
          </draw:text-box>
        </draw:frame>
        <draw:custom-shape draw:style-name="gr2" draw:text-style-name="P1" draw:layer="layout" svg:width="6.793cm" svg:height="2.17cm" svg:x="1.609cm" svg:y="0.583cm">
          <text:p text:style-name="P6"/>
          <draw:enhanced-geometry svg:viewBox="0 0 21600 21600" draw:type="rectangle" draw:enhanced-path="M 0 0 L 21600 0 21600 21600 0 21600 0 0 Z N"/>
        </draw:custom-shape>
        <draw:frame draw:style-name="gr6" draw:layer="layout" svg:width="4.689cm" svg:height="1.675cm" svg:x="2.638cm" svg:y="0.902cm">
          <draw:text-box>
            <text:p text:style-name="P6">FAPI Workflow</text:p>
            <text:p text:style-name="P2">5.x and 6.x</text:p>
          </draw:text-box>
        </draw:frame>
        <draw:custom-shape draw:style-name="gr3" draw:text-style-name="P3" draw:layer="layout" svg:width="6.643cm" svg:height="1.537cm" svg:x="1.675cm" svg:y="9.227cm">
          <text:p text:style-name="P2"><text:span text:style-name="T1">hook_form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3" draw:layer="layout" svg:width="6.615cm" svg:height="1.537cm" svg:x="14.653cm" svg:y="18.493cm">
          <text:p text:style-name="P2"><text:span text:style-name="T1">#pre_render callback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4" draw:layer="layout" svg:width="1.755cm" svg:height="0.786cm" svg:x="12.066cm" svg:y="0.571cm">
          <text:p text:style-name="P2"><text:span text:style-name="T1"><text:s/></text:span><text:span text:style-name="T1">#1</text:span>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4" draw:text-style-name="P3" draw:id="id5" draw:layer="layout" svg:width="1.609cm" svg:height="0.786cm" svg:x="4.362cm" svg:y="26.173cm">
          <text:p text:style-name="P2"><text:span text:style-name="T1"><text:s/></text:span><text:span text:style-name="T1">#1</text:span></text:p>
          <draw:enhanced-geometry svg:viewBox="0 0 21600 21600" draw:mirror-vertical="false" draw:mirror-horizontal="false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4" draw:text-style-name="P4" draw:id="id9" draw:layer="layout" svg:width="1.826cm" svg:height="0.786cm" svg:x="17.047cm" svg:y="24.24cm">
          <text:p text:style-name="P2"><text:span text:style-name="T1">Display</text:span>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4" draw:text-style-name="P4" draw:id="id14" draw:layer="layout" svg:width="1.826cm" svg:height="0.786cm" svg:x="11.992cm" svg:y="18.678cm">
          <text:p text:style-name="P2"><text:span text:style-name="T1">Save</text:span>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1" draw:text-style-name="P1" draw:layer="layout" draw:type="curve" svg:x1="12.942cm" svg:y1="3.777cm" svg:x2="12.943cm" svg:y2="4.273cm" draw:start-shape="id6" draw:start-glue-point="6" draw:end-shape="id3" draw:end-glue-point="4">
          <text:p text:style-name="P6"/>
        </draw:connector>
        <draw:frame draw:style-name="gr7" draw:text-style-name="P9" draw:layer="layout" svg:width="2.985cm" svg:height="1.216cm" svg:x="9.778cm" svg:y="23.402cm">
          <draw:text-box>
            <text:p text:style-name="P6"><text:span text:style-name="T5">6+</text:span></text:p>
          </draw:text-box>
        </draw:frame>
        <draw:frame draw:style-name="gr6" draw:text-style-name="P10" draw:layer="layout" svg:width="4.473cm" svg:height="0.738cm" svg:x="11.188cm" svg:y="23.689cm">
          <draw:text-box>
            <text:p text:style-name="P6"><text:span text:style-name="T6">Added in Drupal 6.x</text:span></text:p>
          </draw:text-box>
        </draw:frame>
        <draw:frame draw:style-name="gr6" draw:text-style-name="P8" draw:layer="layout" svg:width="1.442cm" svg:height="1.216cm" svg:x="9.023cm" svg:y="12.247cm">
          <draw:text-box>
            <text:p text:style-name="P6"><text:span text:style-name="T4">6x</text:span></text:p>
          </draw:text-box>
        </draw:frame>
        <draw:custom-shape draw:style-name="gr3" draw:text-style-name="P3" draw:layer="layout" svg:width="6.615cm" svg:height="1.537cm" svg:x="14.724cm" svg:y="22.069cm">
          <text:p text:style-name="P2"><text:span text:style-name="T1">#post_render callback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6" draw:text-style-name="P11" draw:layer="layout" svg:width="1.467cm" svg:height="1.216cm" svg:x="14.118cm" svg:y="22.15cm">
          <draw:text-box>
            <text:p text:style-name="P6"><text:span text:style-name="T5">6+</text:span></text:p>
          </draw:text-box>
        </draw:frame>
        <draw:custom-shape draw:style-name="gr3" draw:text-style-name="P3" draw:id="id12" draw:layer="layout" svg:width="5.5cm" svg:height="1.537cm" svg:x="10.318cm" svg:y="14.233cm">
          <text:p text:style-name="P2"><text:span text:style-name="T1">hook_nodeapi(presave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6" draw:text-style-name="P11" draw:layer="layout" svg:width="1.467cm" svg:height="1.216cm" svg:x="9.011cm" svg:y="14.034cm">
          <draw:text-box>
            <text:p text:style-name="P6"><text:span text:style-name="T5">6+</text:span></text:p>
          </draw:text-box>
        </draw:frame>
        <draw:custom-shape draw:style-name="gr3" draw:text-style-name="P3" draw:id="id13" draw:layer="layout" svg:width="5.5cm" svg:height="1.5cm" svg:x="10.318cm" svg:y="16.178cm">
          <text:p text:style-name="P2"><text:span text:style-name="T1">hook_nodeapi(insert/delete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8" draw:text-style-name="P1" draw:layer="layout" svg:x1="13.067cm" svg:y1="11.715cm" svg:x2="13.067cm" svg:y2="12.178cm" draw:start-shape="id10" draw:start-glue-point="6" draw:end-shape="id11" draw:end-glue-point="4">
          <text:p text:style-name="P6"/>
        </draw:connector>
        <draw:connector draw:style-name="gr8" draw:text-style-name="P1" draw:layer="layout" svg:x1="13.067cm" svg:y1="13.678cm" svg:x2="13.067cm" svg:y2="14.233cm" draw:start-shape="id11" draw:start-glue-point="6" draw:end-shape="id12" draw:end-glue-point="4">
          <text:p text:style-name="P6"/>
        </draw:connector>
        <draw:connector draw:style-name="gr8" draw:text-style-name="P1" draw:layer="layout" svg:x1="13.067cm" svg:y1="15.77cm" svg:x2="13.067cm" svg:y2="16.178cm" draw:start-shape="id12" draw:start-glue-point="6" draw:end-shape="id13" draw:end-glue-point="4">
          <text:p text:style-name="P6"/>
        </draw:connector>
        <draw:connector draw:style-name="gr8" draw:text-style-name="P1" draw:layer="layout" svg:x1="13.067cm" svg:y1="17.678cm" svg:x2="12.904cm" svg:y2="18.678cm" draw:start-shape="id13" draw:start-glue-point="6" draw:end-shape="id14" draw:end-glue-point="4">
          <text:p text:style-name="P6"/>
        </draw:connector>
        <draw:connector draw:style-name="gr8" draw:text-style-name="P1" draw:layer="layout" svg:x1="13.067cm" svg:y1="9.678cm" svg:x2="13.068cm" svg:y2="10.178cm" draw:start-shape="id4" draw:start-glue-point="6" draw:end-shape="id10" draw:end-glue-point="0">
          <text:p text:style-name="P6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178cm" fo:margin-bottom="0.33cm" fo:margin-left="0.318cm" fo:margin-right="0.347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Win32 OpenOffice.org_project/680m14$Build-9134</meta:generator>
    <meta:creation-date>2007-08-06T17:25:11</meta:creation-date>
    <dc:date>2007-08-08T13:56:45</dc:date>
    <dc:language>en-US</dc:language>
    <meta:editing-cycles>12</meta:editing-cycles>
    <meta:editing-duration>PT3H47M42S</meta:editing-duration>
    <meta:user-defined meta:name="Info 1"/>
    <meta:user-defined meta:name="Info 2"/>
    <meta:user-defined meta:name="Info 3"/>
    <meta:user-defined meta:name="Info 4"/>
    <meta:document-statistic meta:object-count="57"/>
  </office:meta>
</office:document-meta>
</file>